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in" fo:margin-bottom="0in" loext:contextual-spacing="false"/>
    </style:style>
    <style:style style:name="P4" style:family="paragraph" style:parent-style-name="Text_20_body" style:list-style-name="L2">
      <style:paragraph-properties fo:margin-top="0in" fo:margin-bottom="0in" loext:contextual-spacing="false"/>
    </style:style>
    <style:style style:name="P5" style:family="paragraph" style:parent-style-name="Preformatted_20_Text">
      <style:paragraph-properties fo:margin-top="0in" fo:margin-bottom="0.1965in" loext:contextual-spacing="false"/>
    </style:style>
    <style:style style:name="T1" style:family="text">
      <style:text-properties fo:color="#f8f8f2"/>
    </style:style>
    <style:style style:name="T2" style:family="text">
      <style:text-properties fo:color="#f92672"/>
    </style:style>
    <style:style style:name="T3" style:family="text">
      <style:text-properties fo:color="#75715e"/>
    </style:style>
    <style:style style:name="T4" style:family="text">
      <style:text-properties fo:color="#e6db74"/>
    </style:style>
    <style:style style:name="T5" style:family="text">
      <style:text-properties fo:color="#ae81ff"/>
    </style:style>
    <style:style style:name="T6" style:family="text">
      <style:text-properties fo:color="#a6e22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Introduction to RSpec Testing</text:h>
      <text:h text:style-name="Heading_20_3" text:outline-level="3">Why do we use automated testing?</text:h>
      <text:p text:style-name="Text_20_body">Currently, we manually test our code. For example, we create our own test cases by printing and checking the output of our functions. This can be tedious, repetitive, and <text:span text:style-name="Strong_20_Emphasis">worst of all, it is a method vulnerable to both false positives and false negatives.</text:span> The larger your code base is, the more chances there are for both of these to occur. Because of this, relying on manual testing alone is not a sustainable solution when you start working on larger code projects written by multiple people.</text:p>
      <text:p text:style-name="Text_20_body">Enter automated testing.</text:p>
      <text:h text:style-name="Heading_20_3" text:outline-level="3">What is automated testing?</text:h>
      <text:p text:style-name="Text_20_body">When using automated testing, developers will code <text:span text:style-name="Emphasis">test suites</text:span>, a collection of test cases that are intended to show that a program demonstrates some specified set of behaviours. There are many libraries dedicated to doing this, with the most popular one for Ruby being <text:span text:style-name="Strong_20_Emphasis">RSpec</text:span>.</text:p>
      <text:p text:style-name="Text_20_body">Though we spend more time upfront writing and updating code for our test suite, the advantage is that we can instantly and easily test that code at any time from then on, in a way that will be simpler and more robust than doing it manually.</text:p>
      <text:h text:style-name="Heading_20_3" text:outline-level="3">Foundations and testing</text:h>
      <text:p text:style-name="Text_20_body">Testing is a huge topic that we'll more fully introduce during the main course, but as we saw in the last section, the core concept is simple: the tests sets up some expectation of behavior and then checks that your code meets that expectation. <text:span text:style-name="Strong_20_Emphasis">For now, our goal is to be able to interpret tests and understanding the basics of RSpec, not necessarily write tests in RSpec.</text:span> The upcoming projects in this course utilize automated testing via <text:span text:style-name="Strong_20_Emphasis">RSpec</text:span>, so the ability to read tests will be invaluable!</text:p>
      <text:h text:style-name="Heading_20_3" text:outline-level="3">Anatomy of an RSpec project</text:h>
      <text:p text:style-name="Text_20_body">To use RSpec, we'll need to structure our project files in a certain way. We separate our implementation code files from the testing files using a <text:span text:style-name="Source_20_Text">/lib</text:span> and <text:span text:style-name="Source_20_Text">/spec</text:span> folder respectively. Another word for a "test" is a "spec" (short for specification, since the tests specify how our code should behave). Let's say we had two methods that we wanted to have tests for, <text:span text:style-name="Source_20_Text">add</text:span> and <text:span text:style-name="Source_20_Text">prime?</text:span>, then we can structure our project like so:</text:p>
      <text:p text:style-name="Preformatted_20_Text"><text:span text:style-name="Source_20_Text"><text:span text:style-name="T1">/example_project</text:span></text:span></text:p>
      <text:p text:style-name="Preformatted_20_Text"><text:span text:style-name="Source_20_Text"><text:span text:style-name="T1"><text:s text:c="2"/>├── </text:span></text:span><text:span text:style-name="Source_20_Text"><text:span text:style-name="T2">lib</text:span></text:span></text:p>
      <text:p text:style-name="Preformatted_20_Text"><text:span text:style-name="Source_20_Text"><text:span text:style-name="T1"><text:s text:c="2"/>│   ├── add.rb</text:span></text:span></text:p>
      <text:p text:style-name="Preformatted_20_Text"><text:span text:style-name="Source_20_Text"><text:span text:style-name="T1"><text:s text:c="2"/>│   └── prime.rb</text:span></text:span></text:p>
      <text:p text:style-name="Preformatted_20_Text"><text:span text:style-name="Source_20_Text"><text:span text:style-name="T1"><text:s text:c="2"/>└── spec</text:span></text:span></text:p>
      <text:p text:style-name="Preformatted_20_Text"><text:span text:style-name="Source_20_Text"><text:span text:style-name="T1"><text:s text:c="6"/>├── add_spec.rb</text:span></text:span></text:p>
      <text:p text:style-name="P5"><text:span text:style-name="Source_20_Text"><text:span text:style-name="T1"><text:s text:c="6"/>└── prime_spec.rb</text:span></text:span></text:p>
      <text:p text:style-name="Text_20_body"><text:soft-page-break/>To use RSpec, we <text:span text:style-name="Strong_20_Emphasis">must</text:span> follow this structure. We need folders with the literal names <text:span text:style-name="Source_20_Text">lib</text:span> and <text:span text:style-name="Source_20_Text">spec</text:span> as direct children of the <text:span text:style-name="Source_20_Text">example_project</text:span> folder. The test files inside of the <text:span text:style-name="Source_20_Text">/spec</text:span> folder must end with <text:span text:style-name="Source_20_Text">_spec</text:span>in their names.</text:p>
      <text:h text:style-name="Heading_20_3" text:outline-level="3">How to Read Specs</text:h>
      <text:p text:style-name="Text_20_body">You may initially find reading spec files as intimidating because you are interpreting another programmer's code and you don't understand exactly how it works. That's okay! The beauty of RSpec is that you don't need to know every detail of how it works, just look for the big picture idea. RSpec reads like english. To reiterate, our goal right now is to <text:span text:style-name="Emphasis">read</text:span> RSpec, not necessarily <text:span text:style-name="Emphasis">write</text:span> it.</text:p>
      <text:p text:style-name="Text_20_body">Let's take a look at the contents of <text:span text:style-name="Source_20_Text">/spec/add_spec.rb</text:span> to see how we test the <text:span text:style-name="Source_20_Text">add</text:span> method. The behavior outlined in the specs will dictate how we ought to design the method in <text:span text:style-name="Source_20_Text">/lib/add.rb</text:span>.</text:p>
      <text:p text:style-name="Preformatted_20_Text"><text:span text:style-name="Source_20_Text"><text:span text:style-name="T3"># /spec/add_spec.rb</text:span></text:span></text:p>
      <text:p text:style-name="Preformatted_20_Text"/>
      <text:p text:style-name="Preformatted_20_Text"><text:span text:style-name="Source_20_Text"><text:span text:style-name="T2">require</text:span></text:span><text:span text:style-name="Source_20_Text"><text:span text:style-name="T1"> </text:span></text:span><text:span text:style-name="Source_20_Text"><text:span text:style-name="T4">"add"</text:span></text:span><text:span text:style-name="Source_20_Text"><text:span text:style-name="T1"> </text:span></text:span><text:span text:style-name="Source_20_Text"><text:span text:style-name="T3"># this line will include code from "/lib/add.rb"</text:span></text:span></text:p>
      <text:p text:style-name="Preformatted_20_Text"/>
      <text:p text:style-name="Preformatted_20_Text"><text:span text:style-name="Source_20_Text"><text:span text:style-name="T1">describe </text:span></text:span><text:span text:style-name="Source_20_Text"><text:span text:style-name="T4">"add method"</text:span></text:span><text:span text:style-name="Source_20_Text"><text:span text:style-name="T1"> </text:span></text:span><text:span text:style-name="Source_20_Text"><text:span text:style-name="T2">do</text:span></text:span></text:p>
      <text:p text:style-name="Preformatted_20_Text"><text:span text:style-name="Source_20_Text"><text:span text:style-name="T1"><text:s text:c="2"/>it </text:span></text:span><text:span text:style-name="Source_20_Text"><text:span text:style-name="T4">"should accept two numbers as arguments"</text:span></text:span><text:span text:style-name="Source_20_Text"><text:span text:style-name="T1"> </text:span></text:span><text:span text:style-name="Source_20_Text"><text:span text:style-name="T2">do</text:span></text:span></text:p>
      <text:p text:style-name="Preformatted_20_Text"><text:span text:style-name="Source_20_Text"><text:span text:style-name="T1"><text:s text:c="4"/>expect { add(</text:span></text:span><text:span text:style-name="Source_20_Text"><text:span text:style-name="T5">2</text:span></text:span><text:span text:style-name="Source_20_Text"><text:span text:style-name="T1">, </text:span></text:span><text:span text:style-name="Source_20_Text"><text:span text:style-name="T5">3</text:span></text:span><text:span text:style-name="Source_20_Text"><text:span text:style-name="T1">) }.to_not raise_error</text:span></text:span></text:p>
      <text:p text:style-name="Preformatted_20_Text"><text:span text:style-name="Source_20_Text"><text:span text:style-name="T1"><text:s text:c="2"/></text:span></text:span><text:span text:style-name="Source_20_Text"><text:span text:style-name="T2">end</text:span></text:span></text:p>
      <text:p text:style-name="Preformatted_20_Text"/>
      <text:p text:style-name="Preformatted_20_Text"><text:span text:style-name="Source_20_Text"><text:span text:style-name="T1"><text:s text:c="2"/>it </text:span></text:span><text:span text:style-name="Source_20_Text"><text:span text:style-name="T4">"should return the sum of the two numbers"</text:span></text:span><text:span text:style-name="Source_20_Text"><text:span text:style-name="T1"> </text:span></text:span><text:span text:style-name="Source_20_Text"><text:span text:style-name="T2">do</text:span></text:span></text:p>
      <text:p text:style-name="Preformatted_20_Text"><text:span text:style-name="Source_20_Text"><text:span text:style-name="T1"><text:s text:c="4"/>expect(add(</text:span></text:span><text:span text:style-name="Source_20_Text"><text:span text:style-name="T5">2</text:span></text:span><text:span text:style-name="Source_20_Text"><text:span text:style-name="T1">, </text:span></text:span><text:span text:style-name="Source_20_Text"><text:span text:style-name="T5">3</text:span></text:span><text:span text:style-name="Source_20_Text"><text:span text:style-name="T1">)).to eq(</text:span></text:span><text:span text:style-name="Source_20_Text"><text:span text:style-name="T5">5</text:span></text:span><text:span text:style-name="Source_20_Text"><text:span text:style-name="T1">)</text:span></text:span></text:p>
      <text:p text:style-name="Preformatted_20_Text"><text:span text:style-name="Source_20_Text"><text:span text:style-name="T1"><text:s text:c="4"/>expect(add(</text:span></text:span><text:span text:style-name="Source_20_Text"><text:span text:style-name="T5">10</text:span></text:span><text:span text:style-name="Source_20_Text"><text:span text:style-name="T1">, </text:span></text:span><text:span text:style-name="Source_20_Text"><text:span text:style-name="T5">12</text:span></text:span><text:span text:style-name="Source_20_Text"><text:span text:style-name="T1">)).to eq(</text:span></text:span><text:span text:style-name="Source_20_Text"><text:span text:style-name="T5">22</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2">end</text:span></text:span></text:p>
      <text:p text:style-name="P5"><text:span text:style-name="Source_20_Text"><text:span text:style-name="T2">end</text:span></text:span></text:p>
      <text:p text:style-name="Text_20_body">Reading this code, you should get the feel of how the <text:span text:style-name="Source_20_Text">add</text:span> method will be tested. Here's the semantic interpretation of the code:</text:p>
      <text:list xml:id="list2922094710463746317" text:style-name="L1">
        <text:list-item>
          <text:p text:style-name="P3">The description of the add method outlines 2 criteria:</text:p>
          <text:list>
            <text:list-item>
              <text:p text:style-name="P3">it should accept two numbers as arguments</text:p>
            </text:list-item>
            <text:list-item>
              <text:p text:style-name="P1">it should return the sum of the two numbers</text:p>
            </text:list-item>
          </text:list>
        </text:list-item>
      </text:list>
      <text:p text:style-name="Text_20_body">By simply looking at the <text:span text:style-name="Source_20_Text">describe</text:span> and <text:span text:style-name="Source_20_Text">it</text:span> lines, we get a clear idea of how <text:span text:style-name="Source_20_Text">add</text:span> should behave. However, if you need more clarity on the meaning, we can look inside of the <text:span text:style-name="Source_20_Text">expect</text:span>s inside of each <text:span text:style-name="Source_20_Text">it</text:span> block. Let's hone in on the first <text:span text:style-name="Source_20_Text">it</text:span> block:</text:p>
      <text:p text:style-name="Preformatted_20_Text"><text:span text:style-name="Source_20_Text"><text:span text:style-name="T1">it </text:span></text:span><text:span text:style-name="Source_20_Text"><text:span text:style-name="T4">"should accept two numbers as arguments"</text:span></text:span><text:span text:style-name="Source_20_Text"><text:span text:style-name="T1"> </text:span></text:span><text:span text:style-name="Source_20_Text"><text:span text:style-name="T2">do</text:span></text:span></text:p>
      <text:p text:style-name="Preformatted_20_Text"><text:span text:style-name="Source_20_Text"><text:span text:style-name="T1"><text:s text:c="2"/>expect { add(</text:span></text:span><text:span text:style-name="Source_20_Text"><text:span text:style-name="T5">2</text:span></text:span><text:span text:style-name="Source_20_Text"><text:span text:style-name="T1">, </text:span></text:span><text:span text:style-name="Source_20_Text"><text:span text:style-name="T5">3</text:span></text:span><text:span text:style-name="Source_20_Text"><text:span text:style-name="T1">) }.to_not raise_error</text:span></text:span></text:p>
      <text:p text:style-name="P5"><text:span text:style-name="Source_20_Text"><text:span text:style-name="T2">end</text:span></text:span></text:p>
      <text:p text:style-name="Text_20_body">Again, this code reads like english. Here's the somewhat obvious interpretation: <text:span text:style-name="Emphasis">The expectation is that when we call the </text:span><text:span text:style-name="Emphasis"><text:span text:style-name="Source_20_Text">add</text:span></text:span><text:span text:style-name="Emphasis"> method and pass it two number arguments like 2 and 3, it should not get an error.</text:span></text:p>
      <text:p text:style-name="Text_20_body">Let's focus on the the second <text:span text:style-name="Source_20_Text">it</text:span> block now:</text:p>
      <text:p text:style-name="Preformatted_20_Text"><text:soft-page-break/><text:span text:style-name="Source_20_Text"><text:span text:style-name="T1">it </text:span></text:span><text:span text:style-name="Source_20_Text"><text:span text:style-name="T4">"should return the sum of the two numbers"</text:span></text:span><text:span text:style-name="Source_20_Text"><text:span text:style-name="T1"> </text:span></text:span><text:span text:style-name="Source_20_Text"><text:span text:style-name="T2">do</text:span></text:span></text:p>
      <text:p text:style-name="Preformatted_20_Text"><text:span text:style-name="Source_20_Text"><text:span text:style-name="T1"><text:s text:c="2"/>expect(add(</text:span></text:span><text:span text:style-name="Source_20_Text"><text:span text:style-name="T5">2</text:span></text:span><text:span text:style-name="Source_20_Text"><text:span text:style-name="T1">, </text:span></text:span><text:span text:style-name="Source_20_Text"><text:span text:style-name="T5">3</text:span></text:span><text:span text:style-name="Source_20_Text"><text:span text:style-name="T1">)).to eq(</text:span></text:span><text:span text:style-name="Source_20_Text"><text:span text:style-name="T5">5</text:span></text:span><text:span text:style-name="Source_20_Text"><text:span text:style-name="T1">)</text:span></text:span></text:p>
      <text:p text:style-name="Preformatted_20_Text"><text:span text:style-name="Source_20_Text"><text:span text:style-name="T1"><text:s text:c="2"/>expect(add(</text:span></text:span><text:span text:style-name="Source_20_Text"><text:span text:style-name="T5">10</text:span></text:span><text:span text:style-name="Source_20_Text"><text:span text:style-name="T1">, </text:span></text:span><text:span text:style-name="Source_20_Text"><text:span text:style-name="T5">12</text:span></text:span><text:span text:style-name="Source_20_Text"><text:span text:style-name="T1">)).to eq(</text:span></text:span><text:span text:style-name="Source_20_Text"><text:span text:style-name="T5">22</text:span></text:span><text:span text:style-name="Source_20_Text"><text:span text:style-name="T1">)</text:span></text:span></text:p>
      <text:p text:style-name="P5"><text:span text:style-name="Source_20_Text"><text:span text:style-name="T2">end</text:span></text:span></text:p>
      <text:p text:style-name="Text_20_body">Like you probably guessed, <text:span text:style-name="Source_20_Text">eq</text:span> is short for "equal". With that in mind, here's the interpretation of the first <text:span text:style-name="Source_20_Text">expect</text:span>: <text:span text:style-name="Emphasis">The expectation is that if we pass the add method 2 and 3 as arguments, it should return the sum, which is equal to 5.</text:span></text:p>
      <text:p text:style-name="Text_20_body">Now that we understand the spec for the <text:span text:style-name="Source_20_Text">add</text:span> method, let's implement it in <text:span text:style-name="Source_20_Text">/lib/add.rb</text:span>:</text:p>
      <text:p text:style-name="Preformatted_20_Text"><text:span text:style-name="Source_20_Text"><text:span text:style-name="T3"># /lib/add.rb</text:span></text:span></text:p>
      <text:p text:style-name="Preformatted_20_Text"><text:span text:style-name="Source_20_Text"><text:span text:style-name="T2">def</text:span></text:span><text:span text:style-name="Source_20_Text"><text:span text:style-name="T1"> </text:span></text:span><text:span text:style-name="Source_20_Text"><text:span text:style-name="T6">add</text:span></text:span><text:span text:style-name="Source_20_Text"><text:span text:style-name="T1">(num_1, num_2)</text:span></text:span></text:p>
      <text:p text:style-name="Preformatted_20_Text"><text:span text:style-name="Source_20_Text"><text:span text:style-name="T1"><text:s text:c="2"/>num_1 + num_2</text:span></text:span></text:p>
      <text:p text:style-name="P5"><text:span text:style-name="Source_20_Text"><text:span text:style-name="T2">end</text:span></text:span></text:p>
      <text:p text:style-name="Text_20_body">Nice! Now we know how to read basic RSpec. <text:span text:style-name="Source_20_Text">describe</text:span>, <text:span text:style-name="Source_20_Text">it</text:span>, and <text:span text:style-name="Source_20_Text">expect</text:span> are the fundamental keywords we should focus on, but that's not to say that there aren't other RSpec terms we'll run into in the future. Don't worry, all of these terms are pretty self explanatory. For example, try to interpret the spec we would use for the <text:span text:style-name="Source_20_Text">prime?</text:span> method:</text:p>
      <text:p text:style-name="Preformatted_20_Text"><text:span text:style-name="Source_20_Text"><text:span text:style-name="T3"># /spec/prime_spec.rb</text:span></text:span></text:p>
      <text:p text:style-name="Preformatted_20_Text"><text:span text:style-name="Source_20_Text"><text:span text:style-name="T2">require</text:span></text:span><text:span text:style-name="Source_20_Text"><text:span text:style-name="T1"> </text:span></text:span><text:span text:style-name="Source_20_Text"><text:span text:style-name="T4">"prime"</text:span></text:span></text:p>
      <text:p text:style-name="Preformatted_20_Text"/>
      <text:p text:style-name="Preformatted_20_Text"><text:span text:style-name="Source_20_Text"><text:span text:style-name="T1">describe </text:span></text:span><text:span text:style-name="Source_20_Text"><text:span text:style-name="T4">"prime? method"</text:span></text:span><text:span text:style-name="Source_20_Text"><text:span text:style-name="T1"> </text:span></text:span><text:span text:style-name="Source_20_Text"><text:span text:style-name="T2">do</text:span></text:span></text:p>
      <text:p text:style-name="Preformatted_20_Text"><text:span text:style-name="Source_20_Text"><text:span text:style-name="T1"><text:s text:c="2"/>it </text:span></text:span><text:span text:style-name="Source_20_Text"><text:span text:style-name="T4">"should accept a number as an argument"</text:span></text:span><text:span text:style-name="Source_20_Text"><text:span text:style-name="T1"> </text:span></text:span><text:span text:style-name="Source_20_Text"><text:span text:style-name="T2">do</text:span></text:span></text:p>
      <text:p text:style-name="Preformatted_20_Text"><text:span text:style-name="Source_20_Text"><text:span text:style-name="T1"><text:s text:c="4"/>expect { prime?(</text:span></text:span><text:span text:style-name="Source_20_Text"><text:span text:style-name="T5">7</text:span></text:span><text:span text:style-name="Source_20_Text"><text:span text:style-name="T1">) }.to_not raise_error</text:span></text:span></text:p>
      <text:p text:style-name="Preformatted_20_Text"><text:span text:style-name="Source_20_Text"><text:span text:style-name="T1"><text:s text:c="2"/></text:span></text:span><text:span text:style-name="Source_20_Text"><text:span text:style-name="T2">end</text:span></text:span></text:p>
      <text:p text:style-name="Preformatted_20_Text"/>
      <text:p text:style-name="Preformatted_20_Text"><text:span text:style-name="Source_20_Text"><text:span text:style-name="T1"><text:s text:c="2"/>context </text:span></text:span><text:span text:style-name="Source_20_Text"><text:span text:style-name="T4">"when the number is prime"</text:span></text:span><text:span text:style-name="Source_20_Text"><text:span text:style-name="T1"> </text:span></text:span><text:span text:style-name="Source_20_Text"><text:span text:style-name="T2">do</text:span></text:span></text:p>
      <text:p text:style-name="Preformatted_20_Text"><text:span text:style-name="Source_20_Text"><text:span text:style-name="T1"><text:s text:c="4"/>it </text:span></text:span><text:span text:style-name="Source_20_Text"><text:span text:style-name="T4">"should return true"</text:span></text:span><text:span text:style-name="Source_20_Text"><text:span text:style-name="T1"> </text:span></text:span><text:span text:style-name="Source_20_Text"><text:span text:style-name="T2">do</text:span></text:span></text:p>
      <text:p text:style-name="Preformatted_20_Text"><text:span text:style-name="Source_20_Text"><text:span text:style-name="T1"><text:s text:c="6"/>expect(prime?(</text:span></text:span><text:span text:style-name="Source_20_Text"><text:span text:style-name="T5">7</text:span></text:span><text:span text:style-name="Source_20_Text"><text:span text:style-name="T1">)).to eq(</text:span></text:span><text:span text:style-name="Source_20_Text"><text:span text:style-name="T5">true</text:span></text:span><text:span text:style-name="Source_20_Text"><text:span text:style-name="T1">)</text:span></text:span></text:p>
      <text:p text:style-name="Preformatted_20_Text"><text:span text:style-name="Source_20_Text"><text:span text:style-name="T1"><text:s text:c="6"/>expect(prime?(</text:span></text:span><text:span text:style-name="Source_20_Text"><text:span text:style-name="T5">11</text:span></text:span><text:span text:style-name="Source_20_Text"><text:span text:style-name="T1">)).to eq(</text:span></text:span><text:span text:style-name="Source_20_Text"><text:span text:style-name="T5">true</text:span></text:span><text:span text:style-name="Source_20_Text"><text:span text:style-name="T1">)</text:span></text:span></text:p>
      <text:p text:style-name="Preformatted_20_Text"><text:span text:style-name="Source_20_Text"><text:span text:style-name="T1"><text:s text:c="6"/>expect(prime?(</text:span></text:span><text:span text:style-name="Source_20_Text"><text:span text:style-name="T5">13</text:span></text:span><text:span text:style-name="Source_20_Text"><text:span text:style-name="T1">)).to eq(</text:span></text:span><text:span text:style-name="Source_20_Text"><text:span text:style-name="T5">true</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2">end</text:span></text:span></text:p>
      <text:p text:style-name="Preformatted_20_Text"><text:span text:style-name="Source_20_Text"><text:span text:style-name="T1"><text:s text:c="2"/></text:span></text:span><text:span text:style-name="Source_20_Text"><text:span text:style-name="T2">end</text:span></text:span></text:p>
      <text:p text:style-name="Preformatted_20_Text"/>
      <text:p text:style-name="Preformatted_20_Text"><text:span text:style-name="Source_20_Text"><text:span text:style-name="T1"><text:s text:c="2"/>context </text:span></text:span><text:span text:style-name="Source_20_Text"><text:span text:style-name="T4">"when the number is not prime"</text:span></text:span><text:span text:style-name="Source_20_Text"><text:span text:style-name="T1"> </text:span></text:span><text:span text:style-name="Source_20_Text"><text:span text:style-name="T2">do</text:span></text:span></text:p>
      <text:p text:style-name="Preformatted_20_Text"><text:span text:style-name="Source_20_Text"><text:span text:style-name="T1"><text:s text:c="4"/>it </text:span></text:span><text:span text:style-name="Source_20_Text"><text:span text:style-name="T4">"should return false"</text:span></text:span><text:span text:style-name="Source_20_Text"><text:span text:style-name="T1"> </text:span></text:span><text:span text:style-name="Source_20_Text"><text:span text:style-name="T2">do</text:span></text:span></text:p>
      <text:p text:style-name="Preformatted_20_Text"><text:span text:style-name="Source_20_Text"><text:span text:style-name="T1"><text:s text:c="6"/>expect(prime?(</text:span></text:span><text:span text:style-name="Source_20_Text"><text:span text:style-name="T5">4</text:span></text:span><text:span text:style-name="Source_20_Text"><text:span text:style-name="T1">)).to eq(</text:span></text:span><text:span text:style-name="Source_20_Text"><text:span text:style-name="T5">false</text:span></text:span><text:span text:style-name="Source_20_Text"><text:span text:style-name="T1">)</text:span></text:span></text:p>
      <text:p text:style-name="Preformatted_20_Text"><text:span text:style-name="Source_20_Text"><text:span text:style-name="T1"><text:s text:c="6"/>expect(prime?(</text:span></text:span><text:span text:style-name="Source_20_Text"><text:span text:style-name="T5">9</text:span></text:span><text:span text:style-name="Source_20_Text"><text:span text:style-name="T1">)).to eq(</text:span></text:span><text:span text:style-name="Source_20_Text"><text:span text:style-name="T5">false</text:span></text:span><text:span text:style-name="Source_20_Text"><text:span text:style-name="T1">)</text:span></text:span></text:p>
      <text:p text:style-name="Preformatted_20_Text"><text:span text:style-name="Source_20_Text"><text:span text:style-name="T1"><text:s text:c="6"/>expect(prime?(</text:span></text:span><text:span text:style-name="Source_20_Text"><text:span text:style-name="T5">20</text:span></text:span><text:span text:style-name="Source_20_Text"><text:span text:style-name="T1">)).to eq(</text:span></text:span><text:span text:style-name="Source_20_Text"><text:span text:style-name="T5">false</text:span></text:span><text:span text:style-name="Source_20_Text"><text:span text:style-name="T1">)</text:span></text:span></text:p>
      <text:p text:style-name="Preformatted_20_Text"><text:span text:style-name="Source_20_Text"><text:span text:style-name="T1"><text:s text:c="6"/>expect(prime?(</text:span></text:span><text:span text:style-name="Source_20_Text"><text:span text:style-name="T5">1</text:span></text:span><text:span text:style-name="Source_20_Text"><text:span text:style-name="T1">)).to eq(</text:span></text:span><text:span text:style-name="Source_20_Text"><text:span text:style-name="T5">false</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2">end</text:span></text:span></text:p>
      <text:p text:style-name="Preformatted_20_Text"><text:span text:style-name="Source_20_Text"><text:span text:style-name="T1"><text:s text:c="2"/></text:span></text:span><text:span text:style-name="Source_20_Text"><text:span text:style-name="T2">end</text:span></text:span></text:p>
      <text:p text:style-name="P5"><text:span text:style-name="Source_20_Text"><text:span text:style-name="T2">end</text:span></text:span></text:p>
      <text:p text:style-name="Text_20_body">Above we use <text:span text:style-name="Source_20_Text">context</text:span> additional blocks to outline different scenarios that our code is expected to satisfy. A straight forward interpretation to the first <text:span text:style-name="Source_20_Text">context</text:span> is: <text:span text:style-name="Emphasis">When the number is prime, it should return true</text:span>.</text:p>
      <text:h text:style-name="Heading_20_3" text:outline-level="3">Wrapping Up</text:h>
      <text:p text:style-name="Text_20_body">Here are the core RSpec terms you'll see in every spec file:</text:p>
      <text:list xml:id="list5211577928606386396" text:style-name="L2">
        <text:list-item>
          <text:p text:style-name="P4"><text:soft-page-break/><text:span text:style-name="Source_20_Text">describe</text:span> names the method being tested</text:p>
        </text:list-item>
        <text:list-item>
          <text:p text:style-name="P4"><text:span text:style-name="Source_20_Text">it</text:span> names the behavior of the being tested</text:p>
        </text:list-item>
        <text:list-item>
          <text:p text:style-name="P2"><text:span text:style-name="Source_20_Text">expect</text:span> shows how that behavior is teste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4T21:39:55.013542430</meta:creation-date>
    <dc:date>2019-07-14T21:40:02.209086969</dc:date>
    <meta:editing-duration>PT7S</meta:editing-duration>
    <meta:editing-cycles>1</meta:editing-cycles>
    <meta:document-statistic meta:table-count="0" meta:image-count="0" meta:object-count="0" meta:page-count="4" meta:paragraph-count="82" meta:word-count="1021" meta:character-count="6001" meta:non-whitespace-character-count="4942"/>
    <meta:generator>LibreOffice/5.1.6.2$Linux_X86_64 LibreOffice_project/10m0$Build-2</meta:generator>
  </office:meta>
</office:document-meta>
</file>